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'Helvetica Neue', Helvetica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fo:font-weight="bold" officeooo:rsid="0019ddb1" officeooo:paragraph-rsid="0019ddb1" style:font-weight-asian="bold" style:font-weight-complex="bold"/>
    </style:style>
    <style:style style:name="P2" style:family="paragraph" style:parent-style-name="Standard">
      <style:text-properties fo:language="it" fo:country="IT" fo:font-weight="bold" officeooo:rsid="0019ddb1" officeooo:paragraph-rsid="001e3292" style:font-weight-asian="bold" style:font-weight-complex="bold"/>
    </style:style>
    <style:style style:name="P3" style:family="paragraph" style:parent-style-name="Standard">
      <style:text-properties fo:language="it" fo:country="IT" fo:font-weight="bold" officeooo:rsid="001a562d" officeooo:paragraph-rsid="001a562d" style:font-weight-asian="bold" style:font-weight-complex="bold"/>
    </style:style>
    <style:style style:name="P4" style:family="paragraph" style:parent-style-name="Standard">
      <style:text-properties fo:language="it" fo:country="IT" fo:font-weight="bold" officeooo:rsid="0022412b" officeooo:paragraph-rsid="0022412b" style:font-weight-asian="bold" style:font-weight-complex="bold"/>
    </style:style>
    <style:style style:name="P5" style:family="paragraph" style:parent-style-name="Standard">
      <style:text-properties fo:language="it" fo:country="IT" officeooo:rsid="0019ddb1" officeooo:paragraph-rsid="0019ddb1"/>
    </style:style>
    <style:style style:name="P6" style:family="paragraph" style:parent-style-name="Standard">
      <style:text-properties fo:language="it" fo:country="IT" officeooo:rsid="0019ddb1" officeooo:paragraph-rsid="001a562d"/>
    </style:style>
    <style:style style:name="P7" style:family="paragraph" style:parent-style-name="Standard">
      <style:text-properties fo:language="it" fo:country="IT" fo:font-weight="normal" officeooo:rsid="001a562d" officeooo:paragraph-rsid="001a562d" style:font-weight-asian="normal" style:font-weight-complex="normal"/>
    </style:style>
    <style:style style:name="P8" style:family="paragraph" style:parent-style-name="Standard" style:list-style-name="L4">
      <style:text-properties fo:language="it" fo:country="IT" fo:font-weight="normal" officeooo:rsid="001a562d" officeooo:paragraph-rsid="001a562d" style:font-weight-asian="normal" style:font-weight-complex="normal"/>
    </style:style>
    <style:style style:name="P9" style:family="paragraph" style:parent-style-name="Standard">
      <style:text-properties fo:language="it" fo:country="IT" fo:font-weight="normal" officeooo:rsid="001b83fb" officeooo:paragraph-rsid="001b83fb" style:font-weight-asian="normal" style:font-weight-complex="normal"/>
    </style:style>
    <style:style style:name="P10" style:family="paragraph" style:parent-style-name="Standard">
      <style:text-properties fo:language="it" fo:country="IT" fo:font-weight="normal" officeooo:rsid="001b83fb" officeooo:paragraph-rsid="001c6a9c" style:font-weight-asian="normal" style:font-weight-complex="normal"/>
    </style:style>
    <style:style style:name="P11" style:family="paragraph" style:parent-style-name="Standard" style:list-style-name="L5">
      <style:text-properties fo:language="it" fo:country="IT" fo:font-weight="normal" officeooo:rsid="001c6a9c" officeooo:paragraph-rsid="001c6a9c" style:font-weight-asian="normal" style:font-weight-complex="normal"/>
    </style:style>
    <style:style style:name="P12" style:family="paragraph" style:parent-style-name="Standard">
      <style:text-properties fo:language="it" fo:country="IT" fo:font-weight="normal" officeooo:rsid="001c6a9c" officeooo:paragraph-rsid="001c6a9c" style:font-weight-asian="normal" style:font-weight-complex="normal"/>
    </style:style>
    <style:style style:name="P13" style:family="paragraph" style:parent-style-name="Standard" style:list-style-name="L6">
      <style:text-properties fo:language="it" fo:country="IT" fo:font-weight="normal" officeooo:rsid="001e3292" officeooo:paragraph-rsid="001e3292" style:font-weight-asian="normal" style:font-weight-complex="normal"/>
    </style:style>
    <style:style style:name="P14" style:family="paragraph" style:parent-style-name="Standard">
      <style:text-properties fo:language="it" fo:country="IT" fo:font-weight="normal" officeooo:rsid="001e3292" officeooo:paragraph-rsid="001e3292" style:font-weight-asian="normal" style:font-weight-complex="normal"/>
    </style:style>
    <style:style style:name="P15" style:family="paragraph" style:parent-style-name="Standard">
      <style:text-properties fo:language="it" fo:country="IT" fo:font-weight="normal" officeooo:rsid="001e3292" officeooo:paragraph-rsid="0020c5db" style:font-weight-asian="normal" style:font-weight-complex="normal"/>
    </style:style>
    <style:style style:name="P16" style:family="paragraph" style:parent-style-name="Standard">
      <style:text-properties fo:language="it" fo:country="IT" fo:font-weight="normal" officeooo:rsid="0022412b" officeooo:paragraph-rsid="0022412b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fo:language="it" fo:country="IT" fo:font-weight="bold" officeooo:rsid="002365b6" officeooo:paragraph-rsid="002365b6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language="it" fo:country="IT" fo:font-weight="normal" officeooo:rsid="002365b6" officeooo:paragraph-rsid="002365b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paragraph-rsid="002365b6"/>
    </style:style>
    <style:style style:name="T1" style:family="text">
      <style:text-properties officeooo:rsid="001a562d"/>
    </style:style>
    <style:style style:name="T2" style:family="text">
      <style:text-properties fo:language="it" fo:country="IT" officeooo:rsid="002365b6" style:font-size-asian="14pt" style:font-weight-asian="normal" style:font-size-complex="14pt" style:font-weight-complex="normal"/>
    </style:style>
    <style:style style:name="T3" style:family="text">
      <style:text-properties officeooo:rsid="001e3292"/>
    </style:style>
    <style:style style:name="T4" style:family="text">
      <style:text-properties officeooo:rsid="001f54c2"/>
    </style:style>
    <style:style style:name="T5" style:family="text">
      <style:text-properties officeooo:rsid="0020c5db"/>
    </style:style>
    <style:style style:name="T6" style:family="text">
      <style:text-properties style:font-name="Liberation Serif1" officeooo:rsid="0020c5db"/>
    </style:style>
    <style:style style:name="T7" style:family="text">
      <style:text-properties style:font-name="Liberation Serif" officeooo:rsid="0020c5db"/>
    </style:style>
    <style:style style:name="T8" style:family="text">
      <style:text-properties officeooo:rsid="002365b6"/>
    </style:style>
    <style:style style:name="T9" style:family="text">
      <style:text-properties fo:font-variant="normal" fo:text-transform="none" fo:color="#2699c7" style:font-name="Open Sans" fo:font-size="12pt" fo:letter-spacing="normal" fo:font-style="normal" fo:font-weight="bold"/>
    </style:style>
    <style:style style:name="T10" style:family="text">
      <style:text-properties fo:font-variant="normal" fo:text-transform="none" fo:color="#2699c7" style:font-name="Open Sans" fo:font-size="12pt" fo:letter-spacing="normal" fo:language="it" fo:country="IT" fo:font-style="normal" fo:font-weight="bold" officeooo:rsid="0019ddb1"/>
    </style:style>
    <style:style style:name="T11" style:family="text">
      <style:text-properties fo:font-variant="normal" fo:text-transform="none" fo:color="#000000" style:font-name="Open Sans" fo:font-size="12pt" fo:letter-spacing="normal" fo:language="it" fo:country="IT" fo:font-style="normal" fo:font-weight="bold" officeooo:rsid="0019ddb1"/>
    </style:style>
    <style:style style:name="T12" style:family="text">
      <style:text-properties officeooo:rsid="002601a2"/>
    </style:style>
    <style:style style:name="T13" style:family="text">
      <style:text-properties officeooo:rsid="0026c4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sychoMy</text:p>
      <text:p text:style-name="P18">Flavio Ferrara - Stefano Di Palma – Matteo Mazzucchelli – Andrea Braschi </text:p>
      <text:p text:style-name="P19"><text:span text:style-name="T2">score on Kaggle: </text:span><text:span text:style-name="T11">0.88839</text:span></text:p>
      <text:p text:style-name="P1">Data Exploration:</text:p>
      <text:p text:style-name="P5">The first thing we noticed is that we have <text:span text:style-name="T8">got </text:span>few data with huge dimensionality, all the attribute were numerical and mostly with normal distribution.</text:p>
      <text:p text:style-name="P5">Even if a continous output was required, we adopted a classification approach <text:span text:style-name="T8">instead of regression</text:span>. Our output was the probability to be assigned to class '1'.</text:p>
      <text:p text:style-name="P6">We also tried some clustering algorithm (hierarchical, k-means, DBscan) on the training set withou<text:span text:style-name="T1">t</text:span> finding any interesting pattern among the data. <text:span text:style-name="T1">Nevertheless, running these algorithms we identified <text:s/>a few outliers.</text:span></text:p>
      <text:p text:style-name="P6"/>
      <text:p text:style-name="P1">Classification Algorithm Choice</text:p>
      <text:p text:style-name="P7">We choose to use a Naive Bayes classifier for the following reasons:</text:p>
      <text:list xml:id="list6806701396998011285" text:style-name="L4">
        <text:list-item>
          <text:p text:style-name="P8">This algorithm performs well with similar distributed attributes</text:p>
        </text:list-item>
        <text:list-item>
          <text:p text:style-name="P8">We need to compute a probability. Comparing with Bayesian network (the other probabilstic classifier we have seen during the course), Naive Bayes does not require domain knowledge.</text:p>
        </text:list-item>
      </text:list>
      <text:p text:style-name="P7">We tested different algorithms, such as Random Forest, SVM, Neural Network, but we obtained worse results.</text:p>
      <text:p text:style-name="P7"/>
      <text:p text:style-name="P1">Data Preparation and Feature Selection</text:p>
      <text:p text:style-name="P9">Given the training set high dimensionality and low size, a key point of the project was feature selection task.</text:p>
      <text:p text:style-name="P10">Our best result was obtained through a filter approach using the weka implementations of:</text:p>
      <text:list xml:id="list4220221817634295226" text:style-name="L5">
        <text:list-item>
          <text:p text:style-name="P11">Information Gain</text:p>
        </text:list-item>
        <text:list-item>
          <text:p text:style-name="P11">Correlation Feature Selection Subset Evaluation</text:p>
        </text:list-item>
      </text:list>
      <text:p text:style-name="P12">selecting 16 features: SBM_map2, SBM_map4, SBM_map5, SBM_map17, SBM_map36, SBM_map61, SBM_map67, FNC35, FNC61, FNC68, FNC165, FNC208, FNC220, FNC243, FNC244, FNC295.</text:p>
      <text:p text:style-name="P12">We used the same selection algorithm for FNCs and SBMs separately and then joined the top features.</text:p>
      <text:p text:style-name="P12">Moreover, other data <text:span text:style-name="T3">preparation techniques</text:span> <text:span text:style-name="T3">we tried are:</text:span></text:p>
      <text:list xml:id="list8542164860096838557" text:style-name="L6">
        <text:list-item>
          <text:p text:style-name="P13">Outliers removing (interquartile, Dbscan, by hand )</text:p>
        </text:list-item>
        <text:list-item>
          <text:p text:style-name="P13">S<text:span text:style-name="T12">ingle </text:span>V<text:span text:style-name="T12">alue </text:span>D<text:span text:style-name="T12">ecomposition</text:span></text:p>
        </text:list-item>
        <text:list-item>
          <text:p text:style-name="P13">Fisher Score Feature Evaluation</text:p>
        </text:list-item>
        <text:list-item>
          <text:p text:style-name="P13">Wrapper Approach <text:span text:style-name="T13">with Naive Bayes and AUC maximization</text:span></text:p>
        </text:list-item>
      </text:list>
      <text:p text:style-name="P14">With these methods we obtained better results in 10-fold cross validation and leave-one-out cross validation but worse score on Kaggle.</text:p>
      <text:p text:style-name="P2"/>
      <text:p text:style-name="P2">Model Validation</text:p>
      <text:p text:style-name="P14">For the model validation we <text:span text:style-name="T4">applied</text:span> 10-fold cv, leave-one-out cv and bootstrap.</text:p>
      <text:p text:style-name="P15">We found that cross validation techniques were not <text:span text:style-name="T4">reliable in comparison with Kaggle score against the actual test set, probably this was due to the small size of the training set. Therefore we implemented in R the bootstrap 0.632 procedure in order to get better evaluation.</text:span></text:p>
      <text:p text:style-name="P15"><text:span text:style-name="T5">We obtained high scores, like (0.95 </text:span><text:span text:style-name="T6">±</text:span><text:span text:style-name="T7"> 0.02) ,</text:span><text:span text:style-name="T5"> evaluating AUC in our validation, but comparing with actual scores in Kaggle we can say that we were overfitting. <text:s text:c="2"/></text:span></text:p>
      <text:p text:style-name="P3"/>
      <text:p text:style-name="P3">Implementation</text:p>
      <text:p text:style-name="P16">For this project we used mainly Weka – data exploration and model validation – and <text:s/>Rstudio <text:s/>- clustering, classifier creation, boostrapping and test set prediction. <text:s/></text:p>
      <text:p text:style-name="P4"/>
      <text:p text:style-name="P4"><text:soft-page-break/>Conclusions</text:p>
      <text:p text:style-name="P16">We believe to have reached the best results Naive Bayes could give for this problem. As a further work, we would go deeper applying Random Forest and SVM, which seems to give good results as a first vie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'Helvetica Neue', Helvetica, 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4-06-30T17:10:02.227588712</meta:creation-date>
    <dc:date>2014-06-30T19:02:55.976360640</dc:date>
    <dc:creator>andrea </dc:creator>
    <meta:editing-duration>PT50M38S</meta:editing-duration>
    <meta:editing-cycles>10</meta:editing-cycles>
    <meta:generator>LibreOffice/4.1.3.2$Linux_x86 LibreOffice_project/410m0$Build-2</meta:generator>
    <meta:document-statistic meta:table-count="0" meta:image-count="0" meta:object-count="0" meta:page-count="2" meta:paragraph-count="33" meta:word-count="454" meta:character-count="2955" meta:non-whitespace-character-count="2529"/>
  </office:meta>
</office:document-meta>
</file>